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EFBEB4F2A2666AAD.png" manifest:media-type="image/png"/>
  <manifest:file-entry manifest:full-path="Pictures/10000000000005560000030071A8703D7F3583D4.png" manifest:media-type="image/png"/>
  <manifest:file-entry manifest:full-path="Pictures/1000000000000556000003006FA33BA1E9BC1D84.png" manifest:media-type="image/png"/>
  <manifest:file-entry manifest:full-path="Pictures/1000000000000556000003000BA8360E5E246A23.png" manifest:media-type="image/png"/>
  <manifest:file-entry manifest:full-path="Pictures/100000000000055600000300AE1454A1CE39BFF9.png" manifest:media-type="image/png"/>
  <manifest:file-entry manifest:full-path="Pictures/100000000000055600000300D6B79431B6D432A7.png" manifest:media-type="image/png"/>
  <manifest:file-entry manifest:full-path="Pictures/100000000000055600000300B7E37895C6B9C946.png" manifest:media-type="image/png"/>
  <manifest:file-entry manifest:full-path="Pictures/100000000000055600000300884B138EEA4F559C.png" manifest:media-type="image/png"/>
  <manifest:file-entry manifest:full-path="Pictures/1000000000000556000003008A79ED3301A827FB.png" manifest:media-type="image/png"/>
  <manifest:file-entry manifest:full-path="Pictures/100000000000055600000300DD04C64557133F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a106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8929in" draw:z-index="0"><draw:image xlink:href="Pictures/1000000000000556000003006FA33BA1E9BC1D8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7.5307in" svg:height="4.2335in" draw:z-index="2"><draw:image xlink:href="Pictures/100000000000055600000300AE1454A1CE39BFF9.png" xlink:type="simple" xlink:show="embed" xlink:actuate="onLoad" loext:mime-type="image/png"/></draw:frame></text:p>
      <text:p text:style-name="P2"><draw:frame draw:style-name="fr1" draw:name="Image2" text:anchor-type="paragraph" svg:width="9.4252in" svg:height="5.2984in" draw:z-index="1"><draw:image xlink:href="Pictures/100000000000055600000300D6B79431B6D432A7.png" xlink:type="simple" xlink:show="embed" xlink:actuate="onLoad" loext:mime-type="image/png"/></draw:frame></text:p>
      <text:p text:style-name="Standard"/>
      <text:p text:style-name="P2"><draw:frame draw:style-name="fr3" draw:name="Image4" text:anchor-type="paragraph" svg:width="10in" svg:height="5.622in" draw:z-index="3"><draw:image xlink:href="Pictures/100000000000055600000300B7E37895C6B9C946.png" xlink:type="simple" xlink:show="embed" xlink:actuate="onLoad" loext:mime-type="image/png"/></draw:frame></text:p>
      <text:p text:style-name="Standard"><draw:frame draw:style-name="fr4" draw:name="Image5" text:anchor-type="paragraph" svg:x="0in" svg:y="1.2425in" svg:width="10in" svg:height="5.622in" draw:z-index="4"><draw:image xlink:href="Pictures/100000000000055600000300884B138EEA4F559C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P2"><draw:frame draw:style-name="fr3" draw:name="Image6" text:anchor-type="paragraph" svg:width="10in" svg:height="5.622in" draw:z-index="5"><draw:image xlink:href="Pictures/10000000000005560000030071A8703D7F3583D4.png" xlink:type="simple" xlink:show="embed" xlink:actuate="onLoad" loext:mime-type="image/png"/></draw:frame></text:p>
      <text:p text:style-name="P2"><draw:frame draw:style-name="fr3" draw:name="Image7" text:anchor-type="paragraph" svg:width="10in" svg:height="5.622in" draw:z-index="6"><draw:image xlink:href="Pictures/1000000000000556000003000BA8360E5E246A23.png" xlink:type="simple" xlink:show="embed" xlink:actuate="onLoad" loext:mime-type="image/png"/></draw:frame></text:p>
      <text:p text:style-name="P2"><draw:frame draw:style-name="fr4" draw:name="Image8" text:anchor-type="paragraph" svg:x="-0.052in" svg:y="2.4945in" svg:width="9.7925in" svg:height="5.5055in" draw:z-index="7"><draw:image xlink:href="Pictures/1000000000000556000003008A79ED3301A827FB.png" xlink:type="simple" xlink:show="embed" xlink:actuate="onLoad" loext:mime-type="image/png"/></draw:frame><draw:frame draw:style-name="fr3" draw:name="Image9" text:anchor-type="paragraph" svg:width="10in" svg:height="4.961in" draw:z-index="8"><draw:image xlink:href="Pictures/100000000000055600000300EFBEB4F2A2666AAD.png" xlink:type="simple" xlink:show="embed" xlink:actuate="onLoad" loext:mime-type="image/png"/></draw:frame></text:p>
      <text:p text:style-name="P1"><text:soft-page-break/></text:p>
      <text:p text:style-name="P2"><draw:frame draw:style-name="fr3" draw:name="Image10" text:anchor-type="paragraph" svg:width="10in" svg:height="5.622in" draw:z-index="9"><draw:image xlink:href="Pictures/100000000000055600000300DD04C64557133F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21:43:01.032000000</meta:creation-date>
    <dc:date>2020-05-25T23:24:22.526000000</dc:date>
    <meta:editing-duration>PT13S</meta:editing-duration>
    <meta:editing-cycles>1</meta:editing-cycles>
    <meta:document-statistic meta:table-count="0" meta:image-count="10" meta:object-count="0" meta:page-count="9" meta:paragraph-count="0" meta:word-count="0" meta:character-count="0" meta:non-whitespace-character-count="0"/>
    <meta:generator>LibreOffice/6.1.4.2$Windows_X86_64 LibreOffice_project/9d0f32d1f0b509096fd65e0d4bec26ddd1938fd3</meta:generator>
  </office:meta>
</office:document-meta>
</file>